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df33"/>
    </style:style>
    <style:style style:name="P2" style:family="paragraph" style:parent-style-name="Standard">
      <style:text-properties fo:font-size="18pt" fo:font-style="italic" fo:font-weight="bold" officeooo:paragraph-rsid="001edf0b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italic" fo:font-weight="bold" officeooo:paragraph-rsid="001fdf33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fo:font-weight="bold" officeooo:rsid="00271dc4" officeooo:paragraph-rsid="002929c2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style="normal" fo:font-weight="normal" officeooo:paragraph-rsid="0023322a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8pt" fo:font-style="normal" fo:font-weight="normal" officeooo:paragraph-rsid="0024d1aa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8pt" fo:font-style="normal" fo:font-weight="normal" officeooo:rsid="0024d1aa" officeooo:paragraph-rsid="0024d1aa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fo:font-style="normal" fo:font-weight="normal" officeooo:paragraph-rsid="0026752b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fo:font-size="18pt" fo:font-style="normal" fo:font-weight="normal" officeooo:rsid="00271dc4" officeooo:paragraph-rsid="00271dc4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text-properties fo:font-size="18pt" fo:font-style="normal" fo:font-weight="normal" officeooo:rsid="00271dc4" officeooo:paragraph-rsid="00291476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fo:font-size="18pt" fo:font-style="normal" fo:font-weight="normal" officeooo:rsid="00271dc4" officeooo:paragraph-rsid="002929c2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fo:font-size="18pt" fo:font-style="normal" fo:font-weight="normal" officeooo:rsid="00271dc4" officeooo:paragraph-rsid="002b64c4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fo:font-size="18pt" fo:font-style="normal" fo:font-weight="normal" officeooo:rsid="00271dc4" officeooo:paragraph-rsid="002d2f09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fo:font-size="18pt" officeooo:paragraph-rsid="001edf0b" style:font-size-asian="18pt" style:font-size-complex="18pt"/>
    </style:style>
    <style:style style:name="P15" style:family="paragraph" style:parent-style-name="Standard">
      <style:text-properties fo:font-size="18pt" officeooo:paragraph-rsid="001fdf33" style:font-size-asian="18pt" style:font-size-complex="18pt"/>
    </style:style>
    <style:style style:name="P16" style:family="paragraph" style:parent-style-name="Standard">
      <style:text-properties officeooo:paragraph-rsid="002e6c77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322a"/>
    </style:style>
    <style:style style:name="T2" style:family="text">
      <style:text-properties officeooo:rsid="0026752b"/>
    </style:style>
    <style:style style:name="T3" style:family="text">
      <style:text-properties officeooo:rsid="00291476"/>
    </style:style>
    <style:style style:name="T4" style:family="text">
      <style:text-properties officeooo:rsid="002a8ab4"/>
    </style:style>
    <style:style style:name="T5" style:family="text">
      <style:text-properties officeooo:rsid="002b64c4"/>
    </style:style>
    <style:style style:name="T6" style:family="text">
      <style:text-properties officeooo:rsid="002d2f09"/>
    </style:style>
    <style:style style:name="T7" style:family="text">
      <style:text-properties officeooo:rsid="002e6c77"/>
    </style:style>
    <style:style style:name="T8" style:family="text">
      <style:text-properties fo:font-size="18pt" fo:font-style="normal" fo:font-weight="normal" officeooo:rsid="002e6c77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2ea128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43in" fo:min-width="1.007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in" fo:min-width="1.3839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575in" fo:min-width="2.38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8925in" fo:min-width="2.474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429in" fo:min-width="0.9492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 2: DESIGN THE PROGRAM </text:p>
      <text:p text:style-name="P2">------------------------------------------------</text:p>
      <text:p text:style-name="P14">After finalizing what the program will do, you should take time to design the program. Designing a program can include pseudocode or flowcharts. Let’s start with pseudocode that describes the actions the program will perform: </text:p>
      <text:p text:style-name="P14">User Input: gross income </text:p>
      <text:p text:style-name="P14">User Input: number of dependents </text:p>
      <text:p text:style-name="P14">taxable income = gross income - 12,200 - (2000 * number of dependents) </text:p>
      <text:p text:style-name="P15">tax due = amount calculated from tax table </text:p>
      <text:p text:style-name="P15">print tax due</text:p>
      <text:p text:style-name="P1"/>
      <text:p text:style-name="P1"><draw:g text:anchor-type="paragraph" draw:z-index="0" draw:name="Group object 1" draw:style-name="gr1"><draw:custom-shape draw:style-name="gr2" draw:text-style-name="P18" svg:width="1.7039in" svg:height="0.5685in" svg:x="2.9709in" svg:y="0.0319in"><text:p text:style-name="P17"><text:span text:style-name="T1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8" svg:width="2.5106in" svg:height="0.713in" svg:x="2.4906in" svg:y="0.9083in"><text:p text:style-name="P17"><text:span text:style-name="T11">User Input : Gross </text:span><text:span text:style-name="T11">Incom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3" draw:text-style-name="P18" svg:width="2.5106in" svg:height="0.713in" svg:x="2.4906in" svg:y="1.9654in"><text:p text:style-name="P17"><text:span text:style-name="T11">User Input : </text:span><text:span text:style-name="T11">Dependents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4" draw:text-style-name="P18" svg:width="2.585in" svg:height="1.1567in" svg:x="2.4941in" svg:y="3.002in"><text:p text:style-name="P17"><text:span text:style-name="T11">Calculate</text:span></text:p><text:p text:style-name="P17"><text:span text:style-name="T11"><text:s/></text:span><text:span text:style-name="T11">tax income = </text:span><text:span text:style-name="T11">gross income </text:span><text:span text:style-name="T11">– 12200 (2000 </text:span><text:span text:style-name="T11">* Number of </text:span><text:span text:style-name="T11">dependents)</text:span></text:p><draw:enhanced-geometry svg:viewBox="0 0 21600 21600" draw:type="rectangle" draw:enhanced-path="M 0 0 L 21600 0 21600 21600 0 21600 0 0 Z N"/></draw:custom-shape><draw:custom-shape draw:style-name="gr5" draw:text-style-name="P18" svg:width="2.6717in" svg:height="0.9913in" svg:x="2.4689in" svg:y="4.4744in"><text:p text:style-name="P17"><text:span text:style-name="T11">Calculate</text:span></text:p><text:p text:style-name="P17"><text:span text:style-name="T11"><text:s/></text:span><text:span text:style-name="T11">Tax due = tax </text:span><text:span text:style-name="T11">income * 0.1</text:span></text:p><draw:enhanced-geometry svg:viewBox="0 0 21600 21600" draw:type="rectangle" draw:enhanced-path="M 0 0 L 21600 0 21600 21600 0 21600 0 0 Z N"/></draw:custom-shape><draw:custom-shape draw:style-name="gr3" draw:text-style-name="P18" svg:width="2.5106in" svg:height="0.7122in" svg:x="2.4906in" svg:y="5.8075in"><text:p text:style-name="P17"><text:span text:style-name="T11">Print tax due</text:span>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style-name="gr6" draw:text-style-name="P18" svg:width="1.6217in" svg:height="0.624in" svg:x="2.9709in" svg:y="6.8866in"><text:p text:style-name="P17"><text:span text:style-name="T11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9" svg:x1="3.8638in" svg:y1="0.5957in" svg:x2="3.8638in" svg:y2="0.9008in"><text:p/></draw:line><draw:line draw:style-name="gr7" draw:text-style-name="P19" svg:x1="3.8587in" svg:y1="1.6386in" svg:x2="3.8587in" svg:y2="1.9437in"><text:p/></draw:line><draw:line draw:style-name="gr7" draw:text-style-name="P19" svg:x1="3.8587in" svg:y1="2.6811in" svg:x2="3.8587in" svg:y2="2.9862in"><text:p/></draw:line><draw:line draw:style-name="gr7" draw:text-style-name="P19" svg:x1="3.8587in" svg:y1="4.1866in" svg:x2="3.8587in" svg:y2="4.4917in"><text:p/></draw:line><draw:line draw:style-name="gr7" draw:text-style-name="P19" svg:x1="3.8587in" svg:y1="5.4992in" svg:x2="3.8587in" svg:y2="5.8043in"><text:p/></draw:line><draw:line draw:style-name="gr7" draw:text-style-name="P19" svg:x1="3.8587in" svg:y1="6.5559in" svg:x2="3.8587in" svg:y2="6.861in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">STEP 3: CREATE THE INPUTS</text:p>
      <text:p text:style-name="P3">------------------------------------------</text:p>
      <text:p text:style-name="P5"><text:span text:style-name="T1">1.</text:span>Prompting for the income </text:p>
      <text:p text:style-name="P5">---------------------------------</text:p>
      <text:p text:style-name="P5"># define user input </text:p>
      <text:p text:style-name="P5">gross_inc = input("Enter your gross income from your W-2 for 2020: ") print(gross_inc)</text:p>
      <text:p text:style-name="P5"/>
      <text:p text:style-name="P7">Ans:</text:p>
      <text:p text:style-name="P6">Enter your gross income from your W-2 for 2020: 35987.65 </text:p>
      <text:p text:style-name="P6">35987.65</text:p>
      <text:p text:style-name="P6"/>
      <text:p text:style-name="P8"><text:span text:style-name="T2">2.</text:span>Adding additional prompt </text:p>
      <text:p text:style-name="P8">----------------------------------</text:p>
      <text:p text:style-name="P8"># define user input </text:p>
      <text:p text:style-name="P8">gross_inc = input("Enter your gross income from your W-2 for 2020: ") print(gross_inc) </text:p>
      <text:p text:style-name="P8">num_dep = input("How many dependents are you claiming? ") print(num_dep)</text:p>
      <text:p text:style-name="P8"/>
      <text:p text:style-name="P9">Ans:</text:p>
      <text:p text:style-name="P9">Enter your gross income from your W-2 for 2020: 35987.65 </text:p>
      <text:p text:style-name="P9">35987.65 </text:p>
      <text:p text:style-name="P9">How many dependents are you claiming? 2 </text:p>
      <text:p text:style-name="P9">2</text:p>
      <text:p text:style-name="P9"/>
      <text:p text:style-name="P10"><text:span text:style-name="T3">3.</text:span>Commenting out the print statements </text:p>
      <text:p text:style-name="P10">-----------------------------------------------</text:p>
      <text:p text:style-name="P10"># define user input </text:p>
      <text:p text:style-name="P10">gross_inc = input("Enter your gross income from your W-2 for 2020: ") </text:p>
      <text:p text:style-name="P10"><text:soft-page-break/># print(gross_inc) </text:p>
      <text:p text:style-name="P10">num_dep = input("How many dependents are you claiming? ") </text:p>
      <text:p text:style-name="P10"># print(num_dep) </text:p>
      <text:p text:style-name="P10"><text:span text:style-name="T3">#</text:span>The program will still accept the user input values, but it will not display <text:span text:style-name="T3">#</text:span>those values.</text:p>
      <text:p text:style-name="P10"/>
      <text:p text:style-name="P4">STEP 4: CALCULATE THE TAXABLE INCOME </text:p>
      <text:p text:style-name="P4">---------------------------------------------------------------</text:p>
      <text:p text:style-name="P11">the formula for taxable income is: </text:p>
      <text:p text:style-name="P11">taxable income = gross income - 12,200 - (2000 * number of dependents)</text:p>
      <text:p text:style-name="P11">The values 12,200 and 2000 come from U.S. tax calculations for the year 202<text:span text:style-name="T4">4</text:span>.</text:p>
      <text:p text:style-name="P11"/>
      <text:p text:style-name="P12"><text:span text:style-name="T5">4.</text:span>Adding the taxable income formula <text:span text:style-name="T6">and 5.adding conversion</text:span></text:p>
      <text:p text:style-name="P12">---------------------------------------------------------------------------- </text:p>
      <text:p text:style-name="P12"># define user input </text:p>
      <text:p text:style-name="P16"><text:span text:style-name="T9"># convert the input values to numbers</text:span></text:p>
      <text:p text:style-name="P12">gross_inc = <text:span text:style-name="T7">float(</text:span>input("Enter your gross income from your W-2 for 2020: ") <text:span text:style-name="T7">)</text:span></text:p>
      <text:p text:style-name="P12"># print(gross_inc)</text:p>
      <text:p text:style-name="P13">num_dep = <text:span text:style-name="T10">int(</text:span>input("How many dependents are you claiming? ") </text:p>
      <text:p text:style-name="P13"># print(num_dep)<text:span text:style-name="T10">)</text:span> </text:p>
      <text:p text:style-name="P13">#calculate taxable income </text:p>
      <text:p text:style-name="P13">tax_income = gross_inc - 12200 - (2000 * num_dep) print (tax_income)</text:p>
      <text:p text:style-name="P13">print (tax_income)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9:30:22.722993384</meta:creation-date>
    <dc:date>2024-08-13T20:42:50.291735306</dc:date>
    <meta:editing-duration>PT42M33S</meta:editing-duration>
    <meta:editing-cycles>19</meta:editing-cycles>
    <meta:generator>LibreOffice/24.2.4.2$Linux_X86_64 LibreOffice_project/420$Build-2</meta:generator>
    <meta:document-statistic meta:table-count="0" meta:image-count="0" meta:object-count="0" meta:page-count="3" meta:paragraph-count="51" meta:word-count="769" meta:character-count="2262" meta:non-whitespace-character-count="1967"/>
  </office:meta>
</office:document-meta>
</file>